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F000039950000231F6DCCF7B4.svm"/>
  <manifest:file-entry manifest:media-type="" manifest:full-path="Pictures/20000083000012DC00001323B1289EDD.svm"/>
  <manifest:file-entry manifest:media-type="" manifest:full-path="Pictures/2000002F000039950000231F9003122C.svm"/>
  <manifest:file-entry manifest:media-type="" manifest:full-path="Pictures/20000032000016B800000D59A042835A.svm"/>
  <manifest:file-entry manifest:media-type="" manifest:full-path="Pictures/2000009100001DA900002EECCC27D4A9.svm"/>
  <manifest:file-entry manifest:media-type="" manifest:full-path="Pictures/200000C600000E09000020C724B3502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erif" svg:font-family="'Bitstream Vera Serif'"/>
    <style:font-face style:name="Bitstream Vera Serif1" svg:font-family="'Bitstream Vera Serif'" style:font-family-generic="roman"/>
    <style:font-face style:name="Lucida Sans" svg:font-family="'Lucida Sans'" style:font-family-generic="roman"/>
    <style:font-face style:name="Arial1" svg:font-family="Arial" style:font-family-generic="swiss"/>
    <style:font-face style:name="Bitstream Vera Serif2" svg:font-family="'Bitstream Vera Serif'" style:font-family-generic="swiss"/>
    <style:font-face style:name="Verdana1" svg:font-family="Verdana" style:font-family-generic="swiss"/>
    <style:font-face style:name="Courier New" svg:font-family="'Courier New'" style:font-family-generic="modern" style:font-pitch="fixed"/>
    <style:font-face style:name="DejaVu Sans Mono" svg:font-family="'DejaVu Sans Mono'" style:font-adornments="Book" style:font-family-generic="swiss" style:font-pitch="fixed"/>
    <style:font-face style:name="Dustismo" svg:font-family="Dustismo" style:font-adornments="Regular" style:font-pitch="variable"/>
    <style:font-face style:name="Lucida Sans2" svg:font-family="'Lucida Sans'" style:font-pitch="variable"/>
    <style:font-face style:name="Mincho" svg:font-family="Mincho" style:font-pitch="variable"/>
    <style:font-face style:name="Tahoma1" svg:font-family="Tahoma" style:font-pitch="variable"/>
    <style:font-face style:name="URW Bookman L1" svg:font-family="'URW Bookman L'" style:font-adornments="Italic" style:font-pitch="variable"/>
    <style:font-face style:name="URW Bookman L2" svg:font-family="'URW Bookman L'" style:font-adornments="Light" style:font-pitch="variable"/>
    <style:font-face style:name="URW Bookman L" svg:font-family="'URW Bookman L'" style:font-adornments="Regular" style:font-pitch="variable"/>
    <style:font-face style:name="Verdana" svg:font-family="Verdana" style:font-adornments="Italic" style:font-pitch="variable"/>
    <style:font-face style:name="Lucida Sans1" svg:font-family="'Lucida Sans'" style:font-family-generic="roman" style:font-pitch="variable"/>
    <style:font-face style:name="Arial2" svg:font-family="Arial" style:font-family-generic="swiss" style:font-pitch="variable"/>
    <style:font-face style:name="Arial" svg:font-family="Arial" style:font-adornments="Italic" style:font-family-generic="swiss" style:font-pitch="variable"/>
    <style:font-face style:name="Arial3" svg:font-family="Arial" style:font-adornments="Regular"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Hunky Sans" svg:font-family="'Hunky Sans'" style:font-adornments="Bold"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3" svg:font-family="Verdana" style:font-adornments="Regular" style:font-family-generic="swiss" style:font-pitch="variable"/>
  </office:font-face-decls>
  <office:automatic-styles>
    <style:style style:name="P1" style:family="paragraph" style:parent-style-name="Heading" style:master-page-name="Standard">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style:tab-stops>
          <style:tab-stop style:position="5.323cm"/>
        </style:tab-stops>
      </style:paragraph-properties>
    </style:style>
    <style:style style:name="P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ucida Sans1" fo:font-size="18pt" fo:font-style="normal" fo:text-shadow="none" style:text-underline-style="none" fo:font-weight="normal" style:font-name-asian="Lucida Sans2" style:font-size-asian="18pt" style:font-style-asian="normal" style:font-weight-asian="normal" style:font-name-complex="Tahoma1"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3" fo:font-size="13pt" fo:font-style="normal" fo:text-shadow="none" style:text-underline-style="none" fo:font-weight="normal" style:font-name-asian="Lucida Sans2" style:font-size-asian="24pt" style:font-style-asian="normal" style:font-weight-asian="normal" style:font-name-complex="Tahoma1" style:font-size-complex="24pt" style:font-style-complex="normal" style:font-weight-complex="normal" style:text-emphasize="none" style:font-relief="none"/>
    </style:style>
    <style:style style:name="P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3pt" fo:font-style="normal" fo:text-shadow="none" style:text-underline-style="none" fo:font-weight="normal" style:font-name-asian="Lucida Sans2" style:font-size-asian="24pt" style:font-style-asian="normal" style:font-weight-asian="normal" style:font-name-complex="Tahoma1" style:font-size-complex="24pt" style:font-style-complex="normal" style:font-weight-complex="normal" style:text-emphasize="none" style:font-relief="none"/>
    </style:style>
    <style:style style:name="P6" style:family="paragraph">
      <style:paragraph-properties fo:margin-left="0cm" fo:margin-right="0cm" fo:margin-top="0cm" fo:margin-bottom="0cm" fo:line-height="100%" text:enable-numbering="false" fo:text-indent="0cm"/>
    </style:style>
    <style:style style:name="P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Verdana3" fo:font-size="15pt" fo:font-style="normal" fo:text-shadow="none" style:text-underline-style="none" fo:font-weight="normal" style:font-name-asian="Lucida Sans2" style:font-size-asian="24pt" style:font-style-asian="normal" style:font-weight-asian="normal" style:font-name-complex="Tahoma1" style:font-size-complex="24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text:enable-numbering="false" fo:text-indent="0cm"/>
    </style:style>
    <style:style style:name="P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Verdana3" fo:font-size="15pt" fo:font-style="normal" fo:text-shadow="none" style:text-underline-style="none" fo:font-weight="normal" style:font-name-asian="Lucida Sans2" style:font-size-asian="24pt" style:font-style-asian="normal" style:font-weight-asian="normal" style:font-name-complex="Tahoma1" style:font-size-complex="24pt" style:font-style-complex="normal" style:font-weight-complex="normal" style:text-emphasize="none" style:font-relief="none"/>
    </style:style>
    <style:style style:name="P10" style:family="paragraph" style:parent-style-name="Frame_20_code">
      <style:text-properties style:font-name="DejaVu Sans Mono" style:font-name-asian="DejaVu Sans Mono" style:font-name-complex="DejaVu Sans Mono"/>
    </style:style>
    <style:style style:name="P11" style:family="paragraph" style:parent-style-name="Frame_20_code">
      <style:text-properties style:font-name="DejaVu Sans Mono" fo:font-weight="bold" style:font-name-asian="DejaVu Sans Mono" style:font-weight-asian="bold" style:font-name-complex="DejaVu Sans Mono" style:font-weight-complex="bold"/>
    </style:style>
    <style:style style:name="P12" style:family="paragraph" style:parent-style-name="Cod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style:use-window-font-color="true" style:text-outline="false" style:text-line-through-style="none" style:font-name="Verdana3" fo:font-size="15pt" fo:font-style="normal" fo:text-shadow="none" style:text-underline-style="none" fo:font-weight="normal" style:font-name-asian="Lucida Sans2" style:font-size-asian="24pt" style:font-style-asian="normal" style:font-weight-asian="normal" style:font-name-complex="Tahoma1" style:font-size-complex="24pt" style:font-style-complex="normal" style:font-weight-complex="normal" style:text-emphasize="none" style:font-relief="none"/>
    </style:style>
    <style:style style:name="T3" style:family="text">
      <style:text-properties style:font-name="DejaVu Sans Mono" style:font-name-asian="DejaVu Sans Mono" style:font-name-complex="DejaVu Sans Mono"/>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fr1" style:family="graphic" style:parent-style-name="Frame_20_code_20_sample">
      <style:graphic-properties style:vertical-pos="top" style:vertical-rel="paragraph-content" style:horizontal-pos="center" style:horizontal-rel="paragraph-content"/>
    </style:style>
    <style:style style:name="fr2" style:family="graphic" style:parent-style-name="Frame_20_code_20_sample">
      <style:graphic-properties style:vertical-pos="from-top" style:vertical-rel="paragraph" style:horizontal-pos="from-left" style:horizontal-rel="paragraph"/>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1f98d3" draw:marker-start="" draw:marker-start-width="0.349cm" draw:marker-start-center="false" draw:marker-end="" draw:marker-end-width="0.349cm" draw:marker-end-center="false" draw:fill="solid" draw:fill-color="#99ccff"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00000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7cm" fo:min-width="1.04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68cm" fo:min-width="2.23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42cm" fo:min-width="0.73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014cm" fo:min-width="1.028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4cm" fo:min-width="0.826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42cm" fo:min-width="1.101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iguring Anycast DNS</text:p>
      <text:h text:style-name="Heading_20_1" text:outline-level="1">What is the domain name system?</text:h>
      <text:p text:style-name="Text_20_body"><draw:frame draw:style-name="fr1" draw:name="Frame1" text:anchor-type="paragraph" svg:width="15.129cm" style:rel-width="89%" draw:z-index="0"><draw:text-box fo:min-height="0.34cm"><text:p text:style-name="Frame_20_code">vangogh.art.example.edu.au. IN A <text:s text:c="4"/>1.2.3.4</text:p><text:p text:style-name="Frame_20_code">vangogh.art.example.edu.au. IN AAAA <text:s/>0102:0304:0506:0708:090a:dead:dead:dead</text:p><text:p text:style-name="Frame_20_code">4.3.2.1.in-addr.arpa. <text:s text:c="6"/>IN PTR <text:s text:c="2"/>vangogh.art.example.edu.au.</text:p><text:p text:style-name="Frame_20_code">d.e.a.d.d.e.a.d.d.e.a.d.a.0.9.0.8.0.7.0.6.0.5.0.4.0.3.0.2.0.1.0.ip6.arpa. IN PTR vangogh.art.example.edu.au.</text:p><text:p text:style-name="Frame_20_code">www.example.edu.au. <text:s text:c="8"/>IN CNAME vangogh.art.example.edu.au.</text:p><text:p text:style-name="Frame_20_code">example.edu.au. <text:s text:c="12"/>IN NS <text:s text:c="3"/>ns1.example.edu.au.</text:p><text:p text:style-name="Frame_20_code">ns1.example.edu.au. <text:s text:c="8"/>IN A <text:s text:c="4"/>1.1.2.1</text:p></draw:text-box></draw:frame>DNS is a database which translates names to other names. it translates names to IPv4 addresses, names to IPv6 addresses, names to names and even names to DNS database servers. Database geeks will see that the DNS is really a hierarchically distributed database, non-geeks can see that each dot marks a point where another database can be used, this allows shared management and sharing of the load. The load is also shared by extensive use of caching: every entry in the DNS has an explicit “time to live” which controls how long the item can be stored in a cache. The optimum TTL value is about three days. The load is also shared by simple load-sharing: multiple DNS servers for each part of the hierarchy are allowed; replication is done by “zone transfers”. Unlike a general-purpose distributed database the DNS has fixed record types: the <text:span text:style-name="Code">A</text:span>, <text:span text:style-name="Code">AAAA</text:span> and so on in the example. New record types are introduced by upgrading server and client software.</text:p>
      <text:p text:style-name="P2">DNS servers fall into four types. <text:span text:style-name="T1">Masters</text:span> are where a part of the hierarchy is maintained, by editing “zone files”. <text:span text:style-name="T1">Slaves</text:span> use a “zone transfer” to obtain a copy of the master's zone file. The masters and slaves answer queries about their part of the hierarchy (they are found by <text:span text:style-name="Code">NS</text:span> records in the part of the hierarchy above them). A <text:span text:style-name="T1">stealth slave</text:span> has “zone transfer” but is not listed as an official name server. This is useful for improving performance where many DNS queries are made for a particular zone; for example, mail servers do many DNS lookups, so they will often run a DNS server with a stealth secondary.</text:p>
      <text:p text:style-name="P2"><text:span text:style-name="T1">Forwarders</text:span> are DNS servers with no zones. All they do is cache responses to queries. This improves performance, as the walking the entire DNS hierarchy to find a name takes a long time. On AARNet3 resolving a DNS name can be the largest fraction of the time spent displaying a web page. Forwarders also allow lighter host software, as the hosts need not have complicated name caching software to use the DNS. Forwarders also act as an application-specific firewall. If your router blocks all DNS other than through the forwarder then no DNS packet from the outside can reach your hosts on the inside.</text:p>
      <text:h text:style-name="Heading_20_1" text:outline-level="1"><draw:g text:anchor-type="paragraph" draw:z-index="2" draw:style-name="gr1"><draw:line draw:style-name="gr2" draw:text-style-name="P3" svg:x1="10.555cm" svg:y1="4.989cm" svg:x2="15.074cm" svg:y2="5.088cm"><text:p/></draw:line><draw:line draw:style-name="gr2" draw:text-style-name="P3" svg:x1="7.564cm" svg:y1="4.011cm" svg:x2="8.665cm" svg:y2="4.912cm"><text:p/></draw:line><draw:line draw:style-name="gr2" draw:text-style-name="P3" svg:x1="7.825cm" svg:y1="5.808cm" svg:x2="8.624cm" svg:y2="5.408cm"><text:p/></draw:line><draw:line draw:style-name="gr2" draw:text-style-name="P3" svg:x1="5.553cm" svg:y1="5.228cm" svg:x2="6.352cm" svg:y2="5.628cm"><text:p/></draw:line><draw:line draw:style-name="gr2" draw:text-style-name="P3" svg:x1="5.711cm" svg:y1="4.635cm" svg:x2="6.611cm" svg:y2="4.235cm"><text:p/></draw:line><draw:line draw:style-name="gr2" draw:text-style-name="P3" svg:x1="2.72cm" svg:y1="4.844cm" svg:x2="4.142cm" svg:y2="4.927cm"><text:p/></draw:line><draw:frame draw:style-name="gr3" draw:text-style-name="P4" svg:width="3.282cm" svg:height="1.985cm" svg:x="-0.247cm" svg:y="3.706cm"><draw:image xlink:href="Pictures/2000002F000039950000231F6DCCF7B4.svm" xlink:type="simple" xlink:show="embed" xlink:actuate="onLoad"><text:p/></draw:image></draw:frame><draw:frame draw:style-name="gr3" draw:text-style-name="P4" svg:width="1.177cm" svg:height="2.793cm" svg:x="6.509cm" svg:y="2.269cm"><draw:image xlink:href="Pictures/200000C600000E09000020C724B35026.svm" xlink:type="simple" xlink:show="embed" xlink:actuate="onLoad"><text:p/></draw:image></draw:frame><draw:frame draw:style-name="gr3" draw:text-style-name="P4" svg:width="2.149cm" svg:height="2.179cm" svg:x="5.717cm" svg:y="5.426cm"><draw:image xlink:href="Pictures/20000083000012DC00001323B1289EDD.svm" xlink:type="simple" xlink:show="embed" xlink:actuate="onLoad"><text:p/></draw:image></draw:frame><draw:frame draw:style-name="gr3" draw:text-style-name="P5" svg:width="2.52cm" svg:height="1.484cm" svg:x="8.199cm" svg:y="4.205cm"><draw:image xlink:href="Pictures/20000032000016B800000D59A042835A.svm" xlink:type="simple" xlink:show="embed" xlink:actuate="onLoad"><text:p/></draw:image></draw:frame><draw:frame draw:style-name="gr3" draw:text-style-name="P5" svg:width="2.518cm" svg:height="1.482cm" svg:x="3.579cm" svg:y="4.07cm"><draw:image xlink:href="Pictures/20000032000016B800000D59A042835A.svm" xlink:type="simple" xlink:show="embed" xlink:actuate="onLoad"><text:p/></draw:image></draw:frame><draw:frame draw:style-name="gr3" draw:text-style-name="P4" svg:width="3.282cm" svg:height="1.987cm" svg:x="11.308cm" svg:y="4.124cm"><draw:image xlink:href="Pictures/2000002F000039950000231F9003122C.svm" xlink:type="simple" xlink:show="embed" xlink:actuate="onLoad"><text:p/></draw:image></draw:frame><draw:frame draw:style-name="gr4" draw:text-style-name="P7" svg:width="2.661cm" svg:height="0.897cm" svg:x="0.132cm" svg:y="4.269cm"><draw:text-box><text:p text:style-name="P6"><text:span text:style-name="T2">Internet</text:span></text:p></draw:text-box></draw:frame><draw:frame draw:style-name="gr5" draw:text-style-name="P7" svg:width="4.705cm" svg:height="0.897cm" svg:x="4.904cm" svg:y="8.694cm"><draw:text-box><text:p text:style-name="P6"><text:span text:style-name="T2">DNS forwarders</text:span></text:p></draw:text-box></draw:frame><draw:frame draw:style-name="gr3" draw:text-style-name="P4" svg:width="2.149cm" svg:height="2.179cm" svg:x="5.965cm" svg:y="5.904cm"><draw:image xlink:href="Pictures/20000083000012DC00001323B1289EDD.svm" xlink:type="simple" xlink:show="embed" xlink:actuate="onLoad"><text:p/></draw:image></draw:frame><draw:frame draw:style-name="gr3" draw:text-style-name="P4" svg:width="2.149cm" svg:height="2.177cm" svg:x="6.406cm" svg:y="6.423cm"><draw:image xlink:href="Pictures/20000083000012DC00001323B1289EDD.svm" xlink:type="simple" xlink:show="embed" xlink:actuate="onLoad"><text:p/></draw:image></draw:frame><draw:frame draw:style-name="gr6" draw:text-style-name="P9" svg:width="2.132cm" svg:height="1.541cm" svg:x="8.424cm" svg:y="2.459cm"><draw:text-box><text:p text:style-name="P8"><text:span text:style-name="T2">Site</text:span><text:span text:style-name="T2"><text:line-break/></text:span><text:span text:style-name="T2">router</text:span></text:p></draw:text-box></draw:frame><draw:frame draw:style-name="gr7" draw:text-style-name="P9" svg:width="2.634cm" svg:height="2.184cm" svg:x="5.858cm" svg:y="0.062cm"><draw:text-box><text:p text:style-name="P8"><text:span text:style-name="T2">General</text:span><text:span text:style-name="T2"><text:line-break/></text:span><text:span text:style-name="T2">purpose</text:span><text:span text:style-name="T2"><text:line-break/></text:span><text:span text:style-name="T2">firewall</text:span></text:p></draw:text-box></draw:frame><draw:frame draw:style-name="gr8" draw:text-style-name="P9" svg:width="2.283cm" svg:height="1.541cm" svg:x="3.268cm" svg:y="5.484cm"><draw:text-box><text:p text:style-name="P8"><text:span text:style-name="T2">Border</text:span><text:span text:style-name="T2"><text:line-break/></text:span><text:span text:style-name="T2">router</text:span></text:p></draw:text-box></draw:frame><draw:frame draw:style-name="gr9" draw:text-style-name="P9" svg:width="2.758cm" svg:height="1.541cm" svg:x="11.867cm" svg:y="2.441cm"><draw:text-box><text:p text:style-name="P8"><text:span text:style-name="T2">Site</text:span><text:span text:style-name="T2"><text:line-break/></text:span><text:span text:style-name="T2">switches</text:span></text:p></draw:text-box></draw:frame><draw:frame draw:style-name="gr10" draw:text-style-name="P4" svg:width="2.14cm" svg:height="3.389cm" svg:x="14.825cm" svg:y="3.45cm"><draw:image xlink:href="Pictures/2000009100001DA900002EECCC27D4A9.svm" xlink:type="simple" xlink:show="embed" xlink:actuate="onLoad"><text:p/></draw:image></draw:frame></draw:g>Using a DNS forwarder</text:h>
      <text:p text:style-name="P2">A forwarder is easy to use. Edit <text:span text:style-name="Filename">/etc/resolv.conf</text:span> adding the IP addresses of up to three forwarders. These are tried in order if the forwarder before it sends no response.</text:p>
      <text:p text:style-name="P2"><draw:frame draw:style-name="fr1" draw:name="Frame2" text:anchor-type="paragraph" svg:width="15.129cm" style:rel-width="89%" draw:z-index="1"><draw:text-box fo:min-height="0.34cm"><text:p text:style-name="Frame_20_code">search example.edu.au</text:p><text:p text:style-name="Frame_20_code">nameserver 1.1.1.1</text:p><text:p text:style-name="Frame_20_code">nameserver 1.1.1.2</text:p><text:p text:style-name="Frame_20_code">nameserver 1.1.1.3</text:p></draw:text-box></draw:frame>We need to use IP addresses, otherwise there is a chicken-and-egg problem. Hardcoded IP addresses are notoriously difficult to change. And over time we do want to change the addresses; for example, we might grow unfond of having our three DNS forwarders in one subnetwork. How do we deal with that?</text:p>
      <text:p text:style-name="P2"><draw:frame draw:style-name="fr1" draw:name="Frame3" text:anchor-type="paragraph" svg:width="15.129cm" style:rel-width="89%" draw:z-index="3"><draw:text-box fo:min-height="0.34cm"><text:p text:style-name="Frame_20_code">option domain-name "example.edu.au";</text:p><text:p text:style-name="Frame_20_code">option domain-name-servers 1.1.1.1 1.1.1.2 1.1.1.3;</text:p></draw:text-box></draw:frame>The addresses could be automatically configured, and the Dynamic Host Configuration Protocol can do that. But not all machines can or should use DHCP.</text:p>
      <text:p text:style-name="P2"><draw:frame draw:style-name="fr1" draw:name="Frame4" text:anchor-type="paragraph" svg:width="15.129cm" style:rel-width="89%" draw:z-index="4"><draw:text-box fo:min-height="0.34cm"><text:p text:style-name="Frame_20_code">ip route add 1.1.1.1/32 dev eth0 gw 1.5.2.254</text:p></draw:text-box></draw:frame>We could put host routes into our routers. But this tends to be difficult to get right, as each and every router needs to be configured correctly, and every host on the same subnet as the DNS forwarder needs to be configured too. Chance of correct deployment is close to zero. And it doesn't work too well on multiple interface machines: in the example if <text:span text:style-name="Code">eth0</text:span> goes down then the DNS forwarder is unreachable.</text:p>
      <text:p text:style-name="P2">We could inject the route using a routing protocol, such as OSPF. Routing daemons generally will not create a route out of nothing, so let's create a dummy interface on the DNS forwarder to hold the route. For Red Hat we might use <text:span text:style-name="Filename">/etc/sysconfig/network-scripts/ifcfg-lo:1</text:span>.</text:p>
      <text:h text:style-name="Heading_20_1" text:outline-level="1"><draw:frame draw:style-name="fr1" draw:name="Frame5" text:anchor-type="paragraph" svg:width="15.129cm" style:rel-width="89%" draw:z-index="5"><draw:text-box fo:min-height="0.34cm"><text:p text:style-name="Frame_20_code">NAME=dns1</text:p><text:p text:style-name="Frame_20_code">DEVICE=lo:1</text:p><text:p text:style-name="Frame_20_code">IPADDR=1.1.1.1</text:p><text:p text:style-name="Frame_20_code">NETMASK=255.255.255.255</text:p><text:p text:style-name="Frame_20_code">BOOTPROTO=none</text:p><text:p text:style-name="Frame_20_code">FIREWALL_MODS=no</text:p><text:p text:style-name="Frame_20_code">USERCTL=no</text:p><text:p text:style-name="Frame_20_code">PEERDNS=no</text:p><text:p text:style-name="Frame_20_code">ONBOOT=no</text:p><text:p text:style-name="Frame_20_code">IPV6INIT=no</text:p><text:p text:style-name="Frame_20_code">NOZEROCONF=yes</text:p></draw:text-box></draw:frame>Injecting a route which binds to a service</text:h>
      <text:p text:style-name="P2">Let's use Quagga as the routing daemon. It needs two components installed: the <text:span text:style-name="T1">zebra</text:span> daemon to maintain the hosts kernel routing tables, and the <text:span text:style-name="T1">ospfd</text:span> component to run the OSPF protocol.</text:p>
      <text:p text:style-name="P2"><draw:frame draw:style-name="fr1" draw:name="Frame6" text:anchor-type="paragraph" svg:width="15.129cm" style:rel-width="89%" draw:z-index="6"><draw:text-box fo:min-height="0.34cm"><text:p text:style-name="Frame_20_code">QCONFDIR="/etc/quagga"</text:p><text:p text:style-name="Frame_20_code">ZEBRA_OPTS="-A 127.0.0.1 -f ${QCONFDIR}/zebra.conf"</text:p><text:p text:style-name="Frame_20_code">OSPFD_OPTS="-A 127.0.0.1 -f ${QCONFDIR}/ospfd.conf"</text:p></draw:text-box></draw:frame>Zebra needs to be configured to describe the interfaces on the machine. If the machine has multiple interfaces then it should not route between them.</text:p>
      <text:p text:style-name="P2"><draw:frame draw:style-name="fr1" draw:name="Frame7" text:anchor-type="paragraph" svg:width="15.129cm" style:rel-width="89%" draw:z-index="7"><draw:text-box fo:min-height="0.34cm"><text:p text:style-name="Frame_20_code">hostname <text:span text:style-name="T1">dns1.example.edu.au:zebra</text:span></text:p><text:p text:style-name="Frame_20_code"/><text:p text:style-name="Frame_20_code">password <text:span text:style-name="T3">…</text:span></text:p><text:p text:style-name="Frame_20_code">enable password <text:span text:style-name="T3">…</text:span></text:p><text:p text:style-name="P10"/><text:p text:style-name="P10">log file <text:span text:style-name="T1">/var/log/quagga/zebra.log</text:span></text:p><text:p text:style-name="P10">log record-priority</text:p><text:p text:style-name="P10"/><text:p text:style-name="P10">service advanced-tty</text:p><text:p text:style-name="P10">service password-encryption</text:p><text:p text:style-name="P10"/><text:p text:style-name="Frame_20_code">no ip forwarding</text:p><text:p text:style-name="P10">no ipv6 forwarding</text:p><text:p text:style-name="P10"/><text:p text:style-name="P11">interface <text:span text:style-name="T1">eth0</text:span></text:p><text:p text:style-name="P10"><text:s/>bandwidth <text:span text:style-name="T1">1000</text:span></text:p><text:p text:style-name="P10"><text:s/>link-detect</text:p><text:p text:style-name="P10"><text:s/>ipv6 nd suppress-ra</text:p><text:p text:style-name="P10"/><text:p text:style-name="P10"><text:span text:style-name="T4">interface </text:span><text:span text:style-name="T5">lo</text:span></text:p><text:p text:style-name="Frame_20_code"/><text:p text:style-name="P11">interface <text:span text:style-name="T1">lo.1</text:span></text:p><text:p text:style-name="P10"><text:s/>link-detect</text:p><text:p text:style-name="P10"><text:s/>ip address <text:span text:style-name="T1">1.1.1.1/32</text:span></text:p><text:p text:style-name="P10"/><text:p text:style-name="P10">access-list <text:span text:style-name="T5">VTY</text:span> permit <text:span text:style-name="T1">127.0.0.0 255.0.0.0</text:span></text:p><text:p text:style-name="P10">ipv6 access-list <text:span text:style-name="T5">VTY6</text:span> permit <text:span text:style-name="T1">::1/128</text:span></text:p><text:p text:style-name="P11">line vty</text:p><text:p text:style-name="P10"><text:s/>access-class <text:span text:style-name="T6">VTY</text:span></text:p><text:p text:style-name="P10"><text:s/>ipv6 access-class <text:span text:style-name="T6">VTY6</text:span></text:p></draw:text-box></draw:frame>Then OSPF needs to be configured to advertise those interfaces and the networks reachable through them.</text:p>
      <text:p text:style-name="P2"><draw:frame draw:style-name="fr1" draw:name="Frame8" text:anchor-type="paragraph" svg:width="15.129cm" style:rel-width="89%" draw:z-index="8"><draw:text-box fo:min-height="0.34cm"><text:p text:style-name="Frame_20_code">hostname <text:span text:style-name="T1">dns1.example.edu.au:ospfd</text:span></text:p><text:p text:style-name="Frame_20_code"/><text:p text:style-name="Frame_20_code">password <text:span text:style-name="T3">…</text:span></text:p><text:p text:style-name="Frame_20_code">enable password <text:span text:style-name="T3">…</text:span></text:p><text:p text:style-name="P10"/><text:p text:style-name="P10">log file <text:span text:style-name="T1">/var/log/quagga/ospfd.log</text:span></text:p><text:p text:style-name="P10">log record-priority</text:p><text:p text:style-name="P10"/><text:p text:style-name="P10">service advanced-tty</text:p><text:p text:style-name="P10">service password-encryption</text:p><text:p text:style-name="P10"/><text:p text:style-name="P11">interface <text:span text:style-name="T1">eth0</text:span></text:p><text:p text:style-name="P10"><text:s/>ip ospf authentication message-digest</text:p><text:p text:style-name="P10"><text:s/>ip ospf message-digest-key … md5 …</text:p><text:p text:style-name="P10"><text:s/>ip ospf priority 0</text:p><text:p text:style-name="P10"/><text:p text:style-name="P10"><text:span text:style-name="T4">interface </text:span><text:span text:style-name="T5">lo</text:span></text:p><text:p text:style-name="Frame_20_code"/><text:p text:style-name="P11">interface <text:span text:style-name="T1">lo.1</text:span></text:p><text:p text:style-name="P10"><text:s/>ip opsf cost 1</text:p><text:p text:style-name="P10"/><text:p text:style-name="P11">router ospf</text:p><text:p text:style-name="P10"><text:s/>ospf router-id <text:span text:style-name="T1">1.2.3.4</text:span></text:p><text:p text:style-name="P10"><text:s/>auto-cost reference-bandwidth <text:span text:style-name="T1">40000</text:span></text:p><text:p text:style-name="P10"><text:s/>passive-interface <text:span text:style-name="T1">lo:1</text:span></text:p><text:p text:style-name="P10"><text:s/>network <text:span text:style-name="T1">1.1.1.1/32</text:span> area <text:span text:style-name="T1">0.0.0.0</text:span></text:p><text:p text:style-name="P10"><text:s/>network <text:span text:style-name="T1">1.2.3.4/24</text:span> area <text:span text:style-name="T1">0.0.0.0</text:span></text:p><text:p text:style-name="P10"/><text:p text:style-name="P10">access-list <text:span text:style-name="T5">VTY</text:span> permit <text:span text:style-name="T1">127.0.0.0 255.0.0.0</text:span></text:p><text:p text:style-name="P10">ipv6 access-list <text:span text:style-name="T5">VTY6</text:span> permit <text:span text:style-name="T1">::1/128</text:span></text:p><text:p text:style-name="P11">line vty</text:p><text:p text:style-name="P10"><text:s/>access-class <text:span text:style-name="T6">VTY</text:span></text:p><text:p text:style-name="P10"><text:s/>ipv6 access-class <text:span text:style-name="T6">VTY6</text:span></text:p></draw:text-box></draw:frame>This technique can be used for any service where the IP address needs to be hardcoded. AARNet3 uses it for the addresses of RADIUS gateways used for access point authentication, since we want to be able to place that server anywhere in our network without asking eduroam users to update all their access points.</text:p>
      <text:p text:style-name="P2">Note that you can view interface <text:span text:style-name="Code">lo:1</text:span> as describing the availability of the service. When <text:span text:style-name="Code">lo:1</text:span> is up a 1.1.1.1/32 route is advertised. When lo:1 goes down the 1.1.1.1/32 route is withdrawn.</text:p>
      <text:h text:style-name="Heading_20_1" text:outline-level="1">A side note about route selection and OSPF</text:h>
      <text:p text:style-name="P2">A router selects a matching route from a forwarding table by finding the most specific match to the destination address. So 1.1.1.1/32 beats 1.1.1.0/24 beats 0.0.0.0/0. If there are no matching entries in the forwarding table then the packet is discarded and the occasional ICMP Network Unreachable sent to the source address.</text:p>
      <text:p text:style-name="P2">If the routing protocol knows of multiple matching destinations then the routing table entry with the lowest cost is installed from the routing table into the forwarding table. So the forwarding table will contain 1.1.1.1/32 cost 1 rather than 1.1.1.1/32 cost 2.</text:p>
      <text:p text:style-name="P2">In Quagga the <text:span text:style-name="T1">zebra</text:span> daemon populates the kernel's forwarding table from the <text:span text:style-name="T1">zebra</text:span> routing table. The <text:span text:style-name="T1">zebra</text:span> routing table is populated from the routing information bases maintained by <text:span text:style-name="T1">ospfd</text:span>, <text:span text:style-name="T1">bgpd</text:span> and the other routing protocol daemons.</text:p>
      <text:p text:style-name="P2">In OSPF the cost to a destination is calculated by adding the cost of all the links to the destination. The cost is traditionally the clocking delay of the link, with fast ethernet having cost 1 (our configuration has a <text:span text:style-name="Code">reference-bandwidth</text:span> which makes a 40Gbps interface have a cost of 1). Larger networks will use explicit costs, often the tens of milliseconds of delay.</text:p>
      <text:p text:style-name="P2">OSPF routing is computationally expensive. So on a link which supports broadcasts only two of the routers maintain the OSPF routing information base. We stop <text:span text:style-name="T1">ospfd</text:span> from becoming one of these two “designated routers” by using the special <text:span text:style-name="Code">priority</text:span> of 0, leaving the job of maintaining the RIB to real routers.</text:p>
      <text:p text:style-name="P2">The OSPF router identifier is a 32-bit unique number identifying this OSPF-speaking router. It cannot change without a temporary loss of connectivity. Use the IPv4 address of the major interface, say <text:span text:style-name="Code">eth0</text:span>. A real router will have a distinct “loopback” address specifically for this purpose. Linux can do something similar using the <text:span text:style-name="Code">dummy0</text:span> interface, but there's no point for this configuration.</text:p>
      <text:p text:style-name="P2">The passive-interface keyword means “don't send OSPF packets on this interface.” OSPF only needs to run on the <text:span text:style-name="Code">eth0</text:span> interface, so passive out all other interfaces shown by <text:span text:style-name="Code">ifconfig -a</text:span>. Note that making an interface passive does not prevent routes about that interface being advertised out of the non-passive interfaces.</text:p>
      <text:p text:style-name="P2">A route is advertised by OSPF if it is learned from another OSPF router on another interface (which can't happen here, as we made all of those interfaces passive) or if the exact route is the forwarding table and there is an exactly matching <text:span text:style-name="Code">network</text:span> statement. So if the interface <text:span text:style-name="Code">lo:1</text:span> is up (and thus has a entry in the routing table) and there is a network statement for the subnet the interface is attached to (in this case <text:span text:style-name="Code">network 1.1.1.1/32</text:span>) then the route will be advertised.</text:p>
      <text:h text:style-name="Heading_20_1" text:outline-level="1">Anycast services</text:h>
      <text:p text:style-name="P2">DNS forwarders only get short-lived sessions: the client sends a Query, the server sends a Response. This usually uses just two packets; in some bizaare scenarios it uses eight.</text:p>
      <text:p text:style-name="P2">So what would happen if we put two of these route-speaking servers on the same network using the same address? In normal operation the traffic would go to the nearest server. If that server was unreachable then the traffic would go to the reachable server with the next highest cost.</text:p>
      <text:p text:style-name="P2">Because of the short-lived nature of DNS queries the odds of a routing incident in the middle of a query is low. And if that does happen then the network will be stable when the next address in <text:span text:style-name="Filename">resolv.conf</text:span> is tried.</text:p>
      <text:p text:style-name="P2">Since DNS does not retry, but simply moves to the next entry in <text:span text:style-name="Filename">resolv.conf</text:span> the DNS server needs to have at least two addresses, say 1.1.1.1 and 1.1.1.2. It makes sense to have 1.1.1.3 as a single machine, but still with an injected route, as the worst case.</text:p>
      <text:p text:style-name="P2"><draw:frame draw:style-name="fr2" draw:name="Frame9" text:anchor-type="paragraph" svg:x="0.894cm" svg:y="0.289cm" svg:width="15.129cm" style:rel-width="89%" draw:z-index="9"><draw:text-box fo:min-height="0.34cm"><text:p text:style-name="P11">interface <text:span text:style-name="T1">lo.2</text:span></text:p><text:p text:style-name="P10"><text:s/>link-detect</text:p><text:p text:style-name="P10"><text:s/>ip address <text:span text:style-name="T1">1.1.1.2/32</text:span></text:p></draw:text-box></draw:frame>The addresses 1.1.1.1 and 1.1.1.2 should flip-flop in OSPF cost between the servers. This means that a second attempt goes to a different server than the first attempt.</text:p>
      <text:p text:style-name="P2"><draw:frame draw:style-name="fr1" draw:name="Frame10" text:anchor-type="paragraph" svg:width="15.129cm" style:rel-width="89%" draw:z-index="10"><draw:text-box fo:min-height="0.34cm"><text:p text:style-name="P11">interface <text:span text:style-name="T1">lo.2</text:span></text:p><text:p text:style-name="P10"><text:s/>ip opsf cost 2</text:p><text:p text:style-name="P10"/><text:p text:style-name="P11">router ospf</text:p><text:p text:style-name="P10"><text:s/>passive-interface <text:span text:style-name="T1">lo:2</text:span></text:p><text:p text:style-name="P10"><text:s/>network <text:span text:style-name="T1">1.1.1.2/32</text:span> area <text:span text:style-name="T1">0.0.0.0</text:span></text:p></draw:text-box></draw:frame>It is important that the <text:span text:style-name="Code">lo:1</text:span> and <text:span text:style-name="Code">lo:2</text:span> interfaces are only running when the name server is answering queries. A simple <text:span text:style-name="T1">named-anycast</text:span> init script which does <text:span text:style-name="Code">service named start</text:span>, <text:span text:style-name="Code">ifup lo:1</text:span>, <text:span text:style-name="Code">ifup lo:2</text:span>, when starting and <text:span text:style-name="Code">ifdown lo:1</text:span>, <text:span text:style-name="Code">ifdown lo:2</text:span>, <text:span text:style-name="Code">service named stop</text:span> when stopping will do that in normal operation.</text:p>
      <text:p text:style-name="P2">If <text:span text:style-name="T1">named</text:span> dies unexpectedly then there should be some what to detect this and down the <text:span text:style-name="Code">lo:1</text:span> and <text:span text:style-name="Code">lo:2</text:span> interfaces . This will then cause <text:span text:style-name="T1">ospfd</text:span> to withdraw the 1.1.1.1/32 and 1.1.1.2/32 routes and let that traffic go to servers which are still running. This is tricky to detect, and the best strategy at the moment is to periodically test for <text:span text:style-name="Filename">/var/run/named.pid</text:span>, grab the process ID from that file, and make sure that the process ID is in the process table and not a zombie.</text:p>
      <text:p text:style-name="P2">The problem for testing for the actual operation of the DNS service is that you could drop all of your anycast servers on a targeted denial of service attack. Better to have one server stand up to the attack and leave users in other parts of the network happily using their different anycast server.</text:p>
      <text:h text:style-name="Heading_20_1" text:outline-level="1">Configuring named</text:h>
      <text:p text:style-name="P2"><draw:frame draw:style-name="fr1" draw:name="Frame12" text:anchor-type="paragraph" svg:width="15.129cm" style:rel-width="89%" draw:z-index="11"><draw:text-box fo:min-height="0.34cm"><text:p text:style-name="Frame_20_code">redhat# <text:span text:style-name="T4">yum install bind-chroot bind-utils</text:span></text:p></draw:text-box></draw:frame>Let's configure 1.2.3.4 as a DNS forwarder with the anycast DNS services on 1.1.1.1 and 1.1.1.2. We'll take a stealth slave feed from the master for example.edu.au sicne we know that people will have lots of Queries for that zone and it allows that zone to operate even if the Internet connection drops.</text:p>
      <text:p text:style-name="P2">Firstly we need a pretty standard forwarder configuration. Notice how we only limit use of the forwarder to our network 1.0.0.0/8: this prevents some nasty denial of service attacks.</text:p>
      <text:p text:style-name="P12">// We accept zone transfers from</text:p>
      <text:p text:style-name="Code">acl "masters-example-edu-au" {</text:p>
      <text:p text:style-name="Code"><text:s text:c="2"/>1.1.2.1/32; <text:s/>// ns1.example.edu.au</text:p>
      <text:p text:style-name="Code">};</text:p>
      <text:p text:style-name="Code">acl "masters" {</text:p>
      <text:p text:style-name="Code"><text:s text:c="2"/>masters-example-edu-au;</text:p>
      <text:p text:style-name="Code">};</text:p>
      <text:p text:style-name="Code"/>
      <text:p text:style-name="P12">// We accept Query from</text:p>
      <text:p text:style-name="Code">acl "clients" {</text:p>
      <text:p text:style-name="Code"><text:s text:c="2"/>localhost; <text:s text:c="9"/><text:span text:style-name="T1">// My /etc/resolv.conf</text:span></text:p>
      <text:p text:style-name="Code"><text:s text:c="2"/>masters; <text:s text:c="11"/><text:span text:style-name="T1">// For ease of debugging</text:span></text:p>
      <text:p text:style-name="Code"><text:s text:c="2"/>1.0.0.0/8 <text:s text:c="10"/><text:span text:style-name="T1">// Client networks</text:span></text:p>
      <text:p text:style-name="Code">};</text:p>
      <text:p text:style-name="Code"/>
      <text:p text:style-name="P12">// We accept Queries about our software version from</text:p>
      <text:p text:style-name="Code">acl "versions" {</text:p>
      <text:p text:style-name="Code"><text:s text:c="2"/>localhost; <text:s text:c="9"/><text:span text:style-name="T1">// Local system users, hopefully only sysadmins</text:span></text:p>
      <text:p text:style-name="Code"><text:s text:c="2"/>masters; <text:s text:c="11"/><text:span text:style-name="T1">// For ease of debugging</text:span></text:p>
      <text:p text:style-name="Code">};</text:p>
      <text:p text:style-name="Code"/>
      <text:p text:style-name="P12">// We ignore this lot entirely</text:p>
      <text:p text:style-name="Code">acl "bogon" {</text:p>
      <text:p text:style-name="Code"><text:s text:c="2"/>0.0.0.0/8; <text:s text:c="9"/><text:span text:style-name="T1">// Null address</text:span></text:p>
      <text:p text:style-name="Code"><text:s text:c="2"/>1.0.0.0/8; <text:s text:c="9"/><text:span text:style-name="T1">// IANA reserved, popular fakes</text:span></text:p>
      <text:p text:style-name="Code"><text:s text:c="2"/>2.0.0.0/8;</text:p>
      <text:p text:style-name="Code"><text:s text:c="2"/>192.0.2.0/24; <text:s text:c="6"/><text:span text:style-name="T1">// Test address</text:span></text:p>
      <text:p text:style-name="Code"><text:s text:c="2"/>224.0.0.0/3; <text:s text:c="7"/><text:span text:style-name="T1">// Multicast addresses</text:span></text:p>
      <text:p text:style-name="Code"><text:s text:c="2"/><text:span text:style-name="T1">// Enterprise networks may or may not be bogus.</text:span></text:p>
      <text:p text:style-name="Code"><text:s text:c="2"/>10.0.0.0/8;</text:p>
      <text:p text:style-name="Code"><text:s text:c="2"/>172.16.0.0/12;</text:p>
      <text:p text:style-name="Code"><text:s text:c="2"/>192.168.0.0/16;</text:p>
      <text:p text:style-name="Code">};</text:p>
      <text:p text:style-name="Code"/>
      <text:p text:style-name="Code">options {</text:p>
      <text:p text:style-name="Code"><text:s text:c="2"/>directory "/var/named"; <text:s/><text:span text:style-name="T1">// Actually /var/named/chroot/var/named</text:span></text:p>
      <text:p text:style-name="Code"><text:s text:c="2"/>dump-file "/var/named/data/cache_dump.db"; <text:s/><text:span text:style-name="T1">// Actually /var/named/chroot/...</text:span></text:p>
      <text:p text:style-name="Code"><text:s text:c="2"/>statistics-file "/var/named/data/named_stats.txt"; <text:s/><text:span text:style-name="T1">// Actually /var/named/chroot/...</text:span></text:p>
      <text:p text:style-name="Code"><text:s text:c="2"/>// Default security stance is for forwarding</text:p>
      <text:p text:style-name="Code"><text:s text:c="2"/>allow-query {</text:p>
      <text:p text:style-name="Code"><text:s text:c="4"/>clients;</text:p>
      <text:p text:style-name="Code"><text:s text:c="2"/>};</text:p>
      <text:p text:style-name="Code"><text:s text:c="2"/>allow-recusrsion {</text:p>
      <text:p text:style-name="Code"><text:s text:c="4"/>clients;</text:p>
      <text:p text:style-name="Code"><text:s text:c="2"/>};</text:p>
      <text:p text:style-name="Code"><text:s text:c="2"/>allow-transfer {</text:p>
      <text:p text:style-name="Code"><text:s text:c="4"/>none;</text:p>
      <text:p text:style-name="Code"><text:s text:c="2"/>};</text:p>
      <text:p text:style-name="Code"><text:s text:c="2"/>allow-notify {</text:p>
      <text:p text:style-name="Code"><text:s text:c="4"/>none;</text:p>
      <text:p text:style-name="Code"><text:s text:c="2"/>};</text:p>
      <text:p text:style-name="Code"><text:s text:c="2"/>allow-update {</text:p>
      <text:p text:style-name="Code"><text:s text:c="4"/>none;</text:p>
      <text:p text:style-name="Code"><text:s text:c="2"/>};</text:p>
      <text:p text:style-name="Code"><text:s text:c="2"/>blackhole {</text:p>
      <text:p text:style-name="Code"><text:s text:c="4"/>bogon;</text:p>
      <text:p text:style-name="Code"><text:s text:c="2"/>};</text:p>
      <text:p text:style-name="Code"/>
      <text:p text:style-name="Code"><text:s text:c="2"/><text:span text:style-name="T1">// We are a forwarder, so give the client heaps of info so they</text:span></text:p>
      <text:p text:style-name="Code"><text:s text:c="2"/><text:span text:style-name="T6">// don't bother us again.</text:span></text:p>
      <text:p text:style-name="Code"><text:s text:c="2"/>recursion yes;</text:p>
      <text:p text:style-name="Code"><text:s text:c="2"/>additional-from-auth yes;</text:p>
      <text:p text:style-name="Code"><text:s text:c="2"/>additional-from-cache yes;</text:p>
      <text:p text:style-name="Code"><text:s text:c="2"/>minimal-responses no;</text:p>
      <text:p text:style-name="Code"><text:s text:c="2"/>// Efficient zone transfers are fine</text:p>
      <text:p text:style-name="Code"><text:s text:c="2"/>transfer-format many-answers;</text:p>
      <text:p text:style-name="Code"><text:s text:c="2"/>// This is the IP address used</text:p>
      <text:p text:style-name="Code"><text:s text:c="2"/>query-source address 1.2.3.4;</text:p>
      <text:p text:style-name="Code"><text:s text:c="2"/>notify-source 1.2.3.4;</text:p>
      <text:p text:style-name="Code"><text:s text:c="2"/>transfer-source 1.2.3.4;</text:p>
      <text:p text:style-name="Code"/>
      <text:p text:style-name="Code"><text:s text:c="2"/><text:span text:style-name="T1">// Tell everyone my verison, not!</text:span></text:p>
      <text:p text:style-name="Code"><text:s text:c="2"/>version none;</text:p>
      <text:p text:style-name="Code"/>
      <text:p text:style-name="Code"><text:s text:c="2"/><text:span text:style-name="T1">// Performance tuning</text:span></text:p>
      <text:p text:style-name="P12"><text:s text:c="2"/>// 0.5GB for client connections (20KB each)</text:p>
      <text:p text:style-name="Code"><text:s text:c="2"/>recursive-clients 25000;</text:p>
      <text:p text:style-name="Code"><text:s text:c="2"/><text:span text:style-name="T1">// Each TCP client uses a socket, so stop them scarfing the lot</text:span></text:p>
      <text:p text:style-name="Code"><text:s text:c="2"/>tcp-clients 2000;</text:p>
      <text:p text:style-name="Code"><text:s text:c="2"/><text:span text:style-name="T1">// Cache of 1GB, half the RAM on this box</text:span></text:p>
      <text:p text:style-name="Code"><text:s text:c="2"/>max-cache-size 1000000000;</text:p>
      <text:p text:style-name="Code"/>
      <text:p text:style-name="Code"><text:s text:c="2"/><text:span text:style-name="T1">// Caching control</text:span></text:p>
      <text:p text:style-name="Code"><text:s text:c="2"/><text:span text:style-name="T1">// Lame servers get sin-binned for 30 minutes</text:span></text:p>
      <text:p text:style-name="Code"><text:s text:c="2"/>lame-ttl 1800;</text:p>
      <text:p text:style-name="Code"><text:s text:c="2"/><text:span text:style-name="T1">// Positive responses up to 2 weeks</text:span></text:p>
      <text:p text:style-name="Code"><text:s text:c="2"/>max-cache-ttl 50400;</text:p>
      <text:p text:style-name="Code"><text:s text:c="2"/><text:span text:style-name="T1">// Negative responses up to 3 hours</text:span></text:p>
      <text:p text:style-name="Code"><text:s text:c="2"/>max-ncache-ttl 18000;</text:p>
      <text:p text:style-name="Code"><text:s text:c="2"/><text:span text:style-name="T1">// Stop stupid SOA values invalidating the cache</text:span></text:p>
      <text:p text:style-name="Code"><text:s text:c="2"/><text:span text:style-name="T1">// Cache stuff for an hour whatever they say</text:span></text:p>
      <text:p text:style-name="Code"><text:s text:c="2"/>min-refresh-time 3600;</text:p>
      <text:p text:style-name="Code"><text:s text:c="2"/>min-retry-time 3600;</text:p>
      <text:p text:style-name="Code">};</text:p>
      <text:p text:style-name="Code"/>
      <text:p text:style-name="P12">// Forwarders can't do anything about other's misconfigurations</text:p>
      <text:p text:style-name="Code">querylog no;</text:p>
      <text:p text:style-name="Code">logging {</text:p>
      <text:p text:style-name="Code"><text:s text:c="2"/>category lame-servers {</text:p>
      <text:p text:style-name="Code"><text:s text:c="4"/>null;</text:p>
      <text:p text:style-name="Code"><text:s text:c="2"/>};</text:p>
      <text:p text:style-name="Code">};</text:p>
      <text:p text:style-name="Code"/>
      <text:p text:style-name="P12">// rndc works from localhost</text:p>
      <text:p text:style-name="Code">controls {</text:p>
      <text:p text:style-name="Code"><text:s text:c="2"/>inet 127.0.0.1 allow {</text:p>
      <text:p text:style-name="Code"><text:s text:c="4"/>localhost;</text:p>
      <text:p text:style-name="Code"><text:s text:c="2"/>} keys {</text:p>
      <text:p text:style-name="Code"><text:s text:c="4"/>rndckey;</text:p>
      <text:p text:style-name="Code"><text:s text:c="2"/>};</text:p>
      <text:p text:style-name="Code">};</text:p>
      <text:p text:style-name="Code">include /etc/rndckey;</text:p>
      <text:p text:style-name="Code"/>
      <text:p text:style-name="P12">// Root name servers.</text:p>
      <text:p text:style-name="Code">zone "." IN {</text:p>
      <text:p text:style-name="Code"><text:s text:c="2"/>type hint;</text:p>
      <text:p text:style-name="Code"><text:s text:c="2"/>file "named.ca";</text:p>
      <text:p text:style-name="Code">};</text:p>
      <text:p text:style-name="Code"/>
      <text:p text:style-name="P12">// Zones with fixed content.</text:p>
      <text:p text:style-name="Code">zone "localdomain" IN {</text:p>
      <text:p text:style-name="Code"><text:s text:c="2"/>type master;</text:p>
      <text:p text:style-name="Code"><text:s text:c="2"/>file "localdomain.zone";</text:p>
      <text:p text:style-name="Code"><text:s text:c="2"/>allow-update {</text:p>
      <text:p text:style-name="Code"><text:s text:c="4"/>none;</text:p>
      <text:p text:style-name="Code"><text:s text:c="2"/>};</text:p>
      <text:p text:style-name="Code">};</text:p>
      <text:p text:style-name="Code">zone "localhost" IN {</text:p>
      <text:p text:style-name="Code"><text:s text:c="2"/>type master;</text:p>
      <text:p text:style-name="Code"><text:s text:c="2"/>file "localhost.zone";</text:p>
      <text:p text:style-name="Code"><text:s text:c="2"/>allow-update {</text:p>
      <text:p text:style-name="Code"><text:s text:c="4"/>none;</text:p>
      <text:p text:style-name="Code"><text:s text:c="2"/>};</text:p>
      <text:p text:style-name="Code">};</text:p>
      <text:p text:style-name="Code">zone "0.0.127.in-addr.arpa" IN {</text:p>
      <text:p text:style-name="Code"><text:s text:c="2"/>type master;</text:p>
      <text:p text:style-name="Code"><text:s text:c="2"/>file "named.local";</text:p>
      <text:p text:style-name="Code"><text:s text:c="2"/>allow-update {</text:p>
      <text:p text:style-name="Code"><text:s text:c="4"/>none;</text:p>
      <text:p text:style-name="Code"><text:s text:c="2"/>};</text:p>
      <text:p text:style-name="Code">};</text:p>
      <text:p text:style-name="Code">zone "0.0.0.0.0.0.0.0.0.0.0.0.0.0.0.0.0.0.0.0.0.0.0.0.0.0.0.0.0.0.0.ip6.arpa" IN {</text:p>
      <text:p text:style-name="Code"><text:s text:c="2"/>type master;</text:p>
      <text:p text:style-name="Code"><text:s text:c="2"/>file "named.ip6.local";</text:p>
      <text:p text:style-name="Code"><text:s text:c="2"/>allow-update {</text:p>
      <text:p text:style-name="Code"><text:s text:c="4"/>none;</text:p>
      <text:p text:style-name="Code"><text:s text:c="2"/>};</text:p>
      <text:p text:style-name="Code">};</text:p>
      <text:p text:style-name="Code">zone "255.in-addr.arpa" IN {</text:p>
      <text:p text:style-name="Code"><text:s text:c="2"/>type master;</text:p>
      <text:p text:style-name="Code"><text:s text:c="2"/>file "named.broadcast";</text:p>
      <text:p text:style-name="Code"><text:s text:c="2"/>allow-update {</text:p>
      <text:p text:style-name="Code"><text:s text:c="4"/>none;</text:p>
      <text:p text:style-name="Code"><text:s text:c="2"/>};</text:p>
      <text:p text:style-name="Code">};</text:p>
      <text:p text:style-name="Code">zone "0.in-addr.arpa" IN {</text:p>
      <text:p text:style-name="Code"><text:s text:c="2"/>type master;</text:p>
      <text:p text:style-name="Code"><text:s text:c="2"/>file "named.zero";</text:p>
      <text:p text:style-name="Code"><text:s text:c="2"/>allow-update {</text:p>
      <text:p text:style-name="Code"><text:s text:c="4"/>none;</text:p>
      <text:p text:style-name="Code"><text:s text:c="2"/>};</text:p>
      <text:p text:style-name="Code">};</text:p>
      <text:p text:style-name="Code"/>
      <text:p text:style-name="P12">// We are stealth slaves for these zones</text:p>
      <text:p text:style-name="Code">zone "example.edu.au" {</text:p>
      <text:p text:style-name="Code"><text:s text:c="2"/>type slave;</text:p>
      <text:p text:style-name="Code"><text:s text:c="2"/>file "slaves/example.edu.au";</text:p>
      <text:p text:style-name="Code"><text:s text:c="2"/>masters {</text:p>
      <text:p text:style-name="Code"><text:s text:c="4"/>1.1.2.1; <text:s text:c="6"/><text:span text:style-name="T1">// ns1.example.edu.au</text:span></text:p>
      <text:p text:style-name="Code"><text:s text:c="2"/>};</text:p>
      <text:p text:style-name="Code"><text:s text:c="2"/>allow-notify {</text:p>
      <text:p text:style-name="Code"><text:s text:c="4"/>masters-example-edu-au;</text:p>
      <text:p text:style-name="Code"><text:s text:c="2"/>};</text:p>
      <text:p text:style-name="Code"><text:s text:c="2"/>allow-transfer {</text:p>
      <text:p text:style-name="Code"><text:s text:c="4"/>masters-example-edu-au;</text:p>
      <text:p text:style-name="Code"><text:s text:c="2"/>};</text:p>
      <text:p text:style-name="CodeLast">};</text:p>
      <text:h text:style-name="Heading_20_1" text:outline-level="1">Configuring named for anycast</text:h>
      <text:p text:style-name="Text_20_body">The alterations to be a anycast server are pretty simple. Listen on the anycast addresses, but my queries and zone transfers should use a non-anycast address (otherwise the responses could go to one of the other anycast servers).</text:p>
      <text:p text:style-name="Code">options {</text:p>
      <text:p text:style-name="Code"><text:s text:c="2"/>listen-on {</text:p>
      <text:p text:style-name="Code"><text:s text:c="4"/>1.2.3.4; <text:s text:c="3"/><text:span text:style-name="T1">// eth0, responses to my queries</text:span></text:p>
      <text:p text:style-name="Code"><text:s text:c="4"/>1.1.1.1; <text:s text:c="3"/><text:span text:style-name="T1">// lo:1, anycast cost = 1</text:span></text:p>
      <text:p text:style-name="Code"><text:s text:c="4"/>1.1.1.2; <text:s text:c="3"/>/<text:span text:style-name="T1">/ lo.2, anycast cost = 2</text:span></text:p>
      <text:p text:style-name="Code"><text:s text:c="4"/>localhost; <text:s/><text:span text:style-name="T1">// lo, for my /etc/resolv.conf</text:span></text:p>
      <text:p text:style-name="Code"><text:s text:c="2"/>};</text:p>
      <text:p text:style-name="Code"><text:s text:c="2"/>listen-on-v6 {</text:p>
      <text:p text:style-name="Code"><text:s text:c="4"/>none;</text:p>
      <text:p text:style-name="Code"><text:s text:c="2"/>};</text:p>
      <text:p text:style-name="Code"><text:s text:c="2"/>query-source address 1.2.3.4; <text:span text:style-name="T1">// eth0</text:span></text:p>
      <text:p text:style-name="Code"><text:s text:c="2"/>notify-source 1.2.3.4; <text:s text:c="7"/><text:span text:style-name="T1">// eth0</text:span></text:p>
      <text:p text:style-name="Code"><text:s text:c="2"/>transfer-source 1.2.3.4; <text:s text:c="5"/><text:span text:style-name="T1">// eth0</text:span></text:p>
      <text:p text:style-name="CodeLast">};</text:p>
      <text:p text:style-name="Text_20_body">If a anycast DNS server is faulty, how do we tell which one we are using?</text:p>
      <text:p text:style-name="Code">options {</text:p>
      <text:p text:style-name="Code"><text:s text:c="2"/>server-id hostname;</text:p>
      <text:p text:style-name="CodeLast">};</text:p>
      <text:p text:style-name="Text_20_body">Then the user can say</text:p>
      <text:p text:style-name="Code">$ <text:span text:style-name="T4">dig ID.SERVER chaos txt</text:span></text:p>
      <text:p text:style-name="Text_20_body"/>
      <text:p text:style-name="Text_20_body"/>
      <text:p text:style-name="Text_20_body"/>
      <text:p text:style-name="Text_20_body">Kim Hawtin, The University of Adelaide.<text:line-break/>Glen Turner, Australia's Academic and Research 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erif" svg:font-family="'Bitstream Vera Serif'"/>
    <style:font-face style:name="Bitstream Vera Serif1" svg:font-family="'Bitstream Vera Serif'" style:font-family-generic="roman"/>
    <style:font-face style:name="Lucida Sans" svg:font-family="'Lucida Sans'" style:font-family-generic="roman"/>
    <style:font-face style:name="Arial1" svg:font-family="Arial" style:font-family-generic="swiss"/>
    <style:font-face style:name="Bitstream Vera Serif2" svg:font-family="'Bitstream Vera Serif'" style:font-family-generic="swiss"/>
    <style:font-face style:name="Verdana1" svg:font-family="Verdana" style:font-family-generic="swiss"/>
    <style:font-face style:name="Courier New" svg:font-family="'Courier New'" style:font-family-generic="modern" style:font-pitch="fixed"/>
    <style:font-face style:name="DejaVu Sans Mono" svg:font-family="'DejaVu Sans Mono'" style:font-adornments="Book" style:font-family-generic="swiss" style:font-pitch="fixed"/>
    <style:font-face style:name="Dustismo" svg:font-family="Dustismo" style:font-adornments="Regular" style:font-pitch="variable"/>
    <style:font-face style:name="Lucida Sans2" svg:font-family="'Lucida Sans'" style:font-pitch="variable"/>
    <style:font-face style:name="Mincho" svg:font-family="Mincho" style:font-pitch="variable"/>
    <style:font-face style:name="Tahoma1" svg:font-family="Tahoma" style:font-pitch="variable"/>
    <style:font-face style:name="URW Bookman L1" svg:font-family="'URW Bookman L'" style:font-adornments="Italic" style:font-pitch="variable"/>
    <style:font-face style:name="URW Bookman L2" svg:font-family="'URW Bookman L'" style:font-adornments="Light" style:font-pitch="variable"/>
    <style:font-face style:name="URW Bookman L" svg:font-family="'URW Bookman L'" style:font-adornments="Regular" style:font-pitch="variable"/>
    <style:font-face style:name="Verdana" svg:font-family="Verdana" style:font-adornments="Italic" style:font-pitch="variable"/>
    <style:font-face style:name="Lucida Sans1" svg:font-family="'Lucida Sans'" style:font-family-generic="roman" style:font-pitch="variable"/>
    <style:font-face style:name="Arial2" svg:font-family="Arial" style:font-family-generic="swiss" style:font-pitch="variable"/>
    <style:font-face style:name="Arial" svg:font-family="Arial" style:font-adornments="Italic" style:font-family-generic="swiss" style:font-pitch="variable"/>
    <style:font-face style:name="Arial3" svg:font-family="Arial" style:font-adornments="Regular"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Hunky Sans" svg:font-family="'Hunky Sans'" style:font-adornments="Bold"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3"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AU" style:font-name-asian="Tahoma1"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line-height="120%" fo:orphans="2" fo:widows="2"/>
      <style:text-properties style:font-name="URW Bookman L" fo:font-size="10.5pt" fo:language="en" fo:country="GB" style:letter-kerning="true"/>
    </style:style>
    <style:style style:name="Text_20_body" style:display-name="Text body" style:family="paragraph" style:parent-style-name="Standard" style:class="text" style:master-page-name="">
      <style:paragraph-properties fo:margin-top="0cm" fo:margin-bottom="0.3cm" fo:line-height="100%" fo:orphans="0" fo:widows="0"/>
      <style:text-properties style:font-name="URW Bookman L" fo:font-size="10.5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next-style-name="Signature" style:class="text">
      <style:paragraph-properties fo:margin-top="0.6cm" fo:margin-bottom="1.499cm"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cm" fo:margin-bottom="1cm" fo:text-align="center" style:justify-single-word="false" fo:keep-with-next="always">
        <style:tab-stops/>
      </style:paragraph-properties>
      <style:text-properties style:font-name="Hunky Sans" fo:font-size="14pt" fo:font-weight="bold" style:font-name-asian="Mincho" style:font-size-asian="14pt" style:font-name-complex="Tahoma1" style:font-size-complex="14pt"/>
    </style:style>
    <style:style style:name="Heading_20_1" style:display-name="Heading 1" style:family="paragraph" style:parent-style-name="Heading" style:next-style-name="DearSir" style:class="text" style:master-page-name="" style:default-outline-level="1">
      <style:paragraph-properties fo:margin-top="0.101cm" fo:margin-bottom="0.3cm" fo:text-align="start" style:justify-single-word="false"/>
      <style:text-properties style:use-window-font-color="true" style:font-name="Dustismo"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960a8" style:font-name="Verdana" fo:font-size="12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text-properties fo:color="#0960a8" style:font-name="Verdana" fo:font-size="10.5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Bitstream Vera Serif"/>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08104e" fo:font-size="10.5pt"/>
    </style:style>
    <style:style style:name="Table_20_Contents" style:display-name="Table Contents" style:family="paragraph" style:parent-style-name="Text_20_body" style:class="extra">
      <style:paragraph-properties fo:margin-top="0cm" fo:margin-bottom="0.4cm" fo:line-height="150%" fo:keep-with-next="alway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960a8" fo:font-style="italic" fo:font-weight="normal" style:font-style-asian="italic" style:font-weight-asian="bold" style:font-style-complex="italic" style:font-weight-complex="bold"/>
    </style:style>
    <style:style style:name="Caption" style:family="paragraph" style:parent-style-name="Standard" style:class="extra">
      <style:paragraph-properties fo:margin-top="0.21cm" fo:margin-bottom="1cm" fo:text-align="center" style:justify-single-word="false" text:number-lines="false" text:line-number="0"/>
      <style:text-properties fo:color="#0960a8" style:font-name="Arial"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line-height="100%" fo:text-indent="-0.499cm" style:auto-text-indent="false" text:number-lines="false" text:line-number="0"/>
      <style:text-properties style:font-name="URW Bookman L" fo:font-size="8pt" fo:font-weight="normal" style:font-size-asian="10pt" style:font-size-complex="10pt"/>
    </style:style>
    <style:style style:name="Index" style:family="paragraph" style:parent-style-name="Standard" style:class="index">
      <style:paragraph-properties text:number-lines="false" text:line-number="0"/>
      <style:text-properties style:font-name="Bitstream Vera Serif"/>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arSir" style:family="paragraph" style:parent-style-name="Standard" style:next-style-name="Text_20_body" style:class="text">
      <style:paragraph-properties fo:margin-left="0cm" fo:margin-right="0cm" fo:margin-top="0cm" fo:margin-bottom="0.6cm" fo:text-indent="0cm" style:auto-text-indent="false"/>
    </style:style>
    <style:style style:name="Address" style:family="paragraph" style:parent-style-name="Standard" style:next-style-name="Date" style:class="text" style:master-page-name="">
      <style:paragraph-properties fo:line-height="100%"/>
      <style:text-properties fo:font-size="10.5pt"/>
    </style:style>
    <style:style style:name="Date" style:family="paragraph" style:parent-style-name="Standard" style:next-style-name="Heading_20_1" style:class="text">
      <style:paragraph-properties fo:margin-left="11.4cm" fo:margin-right="0cm" fo:text-indent="0cm" style:auto-text-indent="false"/>
    </style:style>
    <style:style style:name="Question" style:family="paragraph" style:parent-style-name="Text_20_body" style:next-style-name="Text_20_body" style:master-page-name="">
      <style:paragraph-properties fo:background-color="#ffff99" fo:padding="0.049cm" fo:border="0.002cm solid #000000" style:shadow="none" fo:keep-with-next="always">
        <style:background-image/>
      </style:paragraph-properties>
      <style:text-properties fo:font-size="10.5pt"/>
    </style:style>
    <style:style style:name="Frame_20_code" style:display-name="Frame code" style:family="paragraph" style:parent-style-name="Frame_20_contents" style:master-page-name="">
      <style:paragraph-properties fo:margin-left="1cm" fo:margin-right="0cm" fo:margin-top="0cm" fo:margin-bottom="0cm" fo:text-indent="-1cm" style:auto-text-indent="false">
        <style:tab-stops/>
      </style:paragraph-properties>
      <style:text-properties style:font-name="DejaVu Sans Mono" fo:font-size="9pt" fo:letter-spacing="-0.018cm" fo:language="none" fo:country="non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536cm" fo:margin-right="0cm" fo:margin-top="0.212cm" fo:margin-bottom="0cm" fo:line-height="106%" fo:text-align="start" style:justify-single-word="false" fo:text-indent="0cm" style:auto-text-indent="false" style:text-autospace="none">
        <style:tab-stops>
          <style:tab-stop style:position="2.002cm"/>
          <style:tab-stop style:position="4.542cm"/>
          <style:tab-stop style:position="7.082cm"/>
          <style:tab-stop style:position="9.622cm"/>
          <style:tab-stop style:position="12.162cm"/>
          <style:tab-stop style:position="14.702cm"/>
          <style:tab-stop style:position="17.242cm"/>
          <style:tab-stop style:position="19.782cm"/>
          <style:tab-stop style:position="22.322cm"/>
          <style:tab-stop style:position="24.862cm"/>
          <style:tab-stop style:position="27.402cm"/>
        </style:tab-stops>
      </style:paragraph-properties>
      <style:text-properties fo:color="#121a5e"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Default_7e_LT_7e_Gliederung_20_2" style:display-name="Default~LT~Gliederung 2" style:family="paragraph" style:parent-style-name="Default_7e_LT_7e_Gliederung_20_1">
      <style:paragraph-properties fo:margin-left="2.108cm" fo:margin-right="0cm" fo:text-indent="0cm" style:auto-text-indent="false">
        <style:tab-stops>
          <style:tab-stop style:position="-1.676cm"/>
          <style:tab-stop style:position="0.864cm"/>
          <style:tab-stop style:position="3.404cm"/>
          <style:tab-stop style:position="5.944cm"/>
          <style:tab-stop style:position="8.484cm"/>
          <style:tab-stop style:position="11.024cm"/>
          <style:tab-stop style:position="13.564cm"/>
          <style:tab-stop style:position="16.104cm"/>
          <style:tab-stop style:position="18.644cm"/>
          <style:tab-stop style:position="21.184cm"/>
          <style:tab-stop style:position="23.724cm"/>
        </style:tab-stops>
      </style:paragraph-properties>
    </style:style>
    <style:style style:name="Default_7e_LT_7e_Gliederung_20_3" style:display-name="Default~LT~Gliederung 3" style:family="paragraph" style:parent-style-name="Default_7e_LT_7e_Gliederung_20_2">
      <style:paragraph-properties fo:margin-left="3.431cm" fo:margin-right="0cm" fo:text-indent="0cm" style:auto-text-indent="false">
        <style:tab-stops>
          <style:tab-stop style:position="-1.782cm"/>
          <style:tab-stop style:position="0.758cm"/>
          <style:tab-stop style:position="3.298cm"/>
          <style:tab-stop style:position="5.838cm"/>
          <style:tab-stop style:position="8.378cm"/>
          <style:tab-stop style:position="10.918cm"/>
          <style:tab-stop style:position="13.458cm"/>
          <style:tab-stop style:position="15.998cm"/>
          <style:tab-stop style:position="18.538cm"/>
          <style:tab-stop style:position="21.078cm"/>
        </style:tab-stops>
      </style:paragraph-properties>
    </style:style>
    <style:style style:name="Default_7e_LT_7e_Gliederung_20_4" style:display-name="Default~LT~Gliederung 4" style:family="paragraph" style:parent-style-name="Default_7e_LT_7e_Gliederung_20_3">
      <style:paragraph-properties fo:margin-left="4.754cm" fo:margin-right="0cm" fo:text-indent="0cm" style:auto-text-indent="false">
        <style:tab-stops>
          <style:tab-stop style:position="-4.427cm"/>
          <style:tab-stop style:position="-1.887cm"/>
          <style:tab-stop style:position="0.653cm"/>
          <style:tab-stop style:position="3.193cm"/>
          <style:tab-stop style:position="5.733cm"/>
          <style:tab-stop style:position="8.273cm"/>
          <style:tab-stop style:position="10.813cm"/>
          <style:tab-stop style:position="13.353cm"/>
          <style:tab-stop style:position="15.893cm"/>
          <style:tab-stop style:position="18.433cm"/>
        </style:tab-stops>
      </style:paragraph-properties>
    </style:style>
    <style:style style:name="Default_7e_LT_7e_Gliederung_20_5" style:display-name="Default~LT~Gliederung 5" style:family="paragraph" style:parent-style-name="Default_7e_LT_7e_Gliederung_20_4">
      <style:paragraph-properties fo:margin-left="6.336cm" fo:margin-right="0cm" fo:text-indent="0cm" style:auto-text-indent="false">
        <style:tab-stops>
          <style:tab-stop style:position="-5.054cm"/>
          <style:tab-stop style:position="-2.514cm"/>
          <style:tab-stop style:position="0.026cm"/>
          <style:tab-stop style:position="2.566cm"/>
          <style:tab-stop style:position="5.106cm"/>
          <style:tab-stop style:position="7.646cm"/>
          <style:tab-stop style:position="10.186cm"/>
          <style:tab-stop style:position="12.726cm"/>
          <style:tab-stop style:position="15.266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style>
    <style:style style:name="Default_7e_LT_7e_Untertitel" style:display-name="Default~LT~Untertitel" style:family="paragraph">
      <style:paragraph-properties fo:margin-left="0cm" fo:margin-right="0cm" fo:margin-top="0.176cm" fo:margin-bottom="0cm"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21a5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cm" fo:margin-right="0cm" fo:margin-top="0.159cm" fo:margin-bottom="0cm" fo:line-height="8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8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536cm" fo:margin-right="0cm" fo:margin-top="0.212cm" fo:margin-bottom="0cm" fo:line-height="106%" fo:text-align="start" style:justify-single-word="false" fo:text-indent="0cm" style:auto-text-indent="false" style:text-autospace="none">
        <style:tab-stops>
          <style:tab-stop style:position="2.002cm"/>
          <style:tab-stop style:position="4.542cm"/>
          <style:tab-stop style:position="7.082cm"/>
          <style:tab-stop style:position="9.622cm"/>
          <style:tab-stop style:position="12.162cm"/>
          <style:tab-stop style:position="14.702cm"/>
          <style:tab-stop style:position="17.242cm"/>
          <style:tab-stop style:position="19.782cm"/>
          <style:tab-stop style:position="22.322cm"/>
          <style:tab-stop style:position="24.862cm"/>
          <style:tab-stop style:position="27.402cm"/>
        </style:tab-stops>
      </style:paragraph-properties>
      <style:text-properties fo:color="#121a5e"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Outline_20_2" style:display-name="Outline 2" style:family="paragraph" style:parent-style-name="Outline_20_1">
      <style:paragraph-properties fo:margin-left="2.108cm" fo:margin-right="0cm" fo:text-indent="0cm" style:auto-text-indent="false">
        <style:tab-stops>
          <style:tab-stop style:position="-1.676cm"/>
          <style:tab-stop style:position="0.864cm"/>
          <style:tab-stop style:position="3.404cm"/>
          <style:tab-stop style:position="5.944cm"/>
          <style:tab-stop style:position="8.484cm"/>
          <style:tab-stop style:position="11.024cm"/>
          <style:tab-stop style:position="13.564cm"/>
          <style:tab-stop style:position="16.104cm"/>
          <style:tab-stop style:position="18.644cm"/>
          <style:tab-stop style:position="21.184cm"/>
          <style:tab-stop style:position="23.724cm"/>
        </style:tab-stops>
      </style:paragraph-properties>
    </style:style>
    <style:style style:name="Outline_20_3" style:display-name="Outline 3" style:family="paragraph" style:parent-style-name="Outline_20_2">
      <style:paragraph-properties fo:margin-left="3.431cm" fo:margin-right="0cm" fo:text-indent="0cm" style:auto-text-indent="false">
        <style:tab-stops>
          <style:tab-stop style:position="-1.782cm"/>
          <style:tab-stop style:position="0.758cm"/>
          <style:tab-stop style:position="3.298cm"/>
          <style:tab-stop style:position="5.838cm"/>
          <style:tab-stop style:position="8.378cm"/>
          <style:tab-stop style:position="10.918cm"/>
          <style:tab-stop style:position="13.458cm"/>
          <style:tab-stop style:position="15.998cm"/>
          <style:tab-stop style:position="18.538cm"/>
          <style:tab-stop style:position="21.078cm"/>
        </style:tab-stops>
      </style:paragraph-properties>
    </style:style>
    <style:style style:name="Outline_20_4" style:display-name="Outline 4" style:family="paragraph" style:parent-style-name="Outline_20_3">
      <style:paragraph-properties fo:margin-left="4.754cm" fo:margin-right="0cm" fo:text-indent="0cm" style:auto-text-indent="false">
        <style:tab-stops>
          <style:tab-stop style:position="-4.427cm"/>
          <style:tab-stop style:position="-1.887cm"/>
          <style:tab-stop style:position="0.653cm"/>
          <style:tab-stop style:position="3.193cm"/>
          <style:tab-stop style:position="5.733cm"/>
          <style:tab-stop style:position="8.273cm"/>
          <style:tab-stop style:position="10.813cm"/>
          <style:tab-stop style:position="13.353cm"/>
          <style:tab-stop style:position="15.893cm"/>
          <style:tab-stop style:position="18.433cm"/>
        </style:tab-stops>
      </style:paragraph-properties>
    </style:style>
    <style:style style:name="Outline_20_5" style:display-name="Outline 5" style:family="paragraph" style:parent-style-name="Outline_20_4">
      <style:paragraph-properties fo:margin-left="6.336cm" fo:margin-right="0cm" fo:text-indent="0cm" style:auto-text-indent="false">
        <style:tab-stops>
          <style:tab-stop style:position="-5.054cm"/>
          <style:tab-stop style:position="-2.514cm"/>
          <style:tab-stop style:position="0.026cm"/>
          <style:tab-stop style:position="2.566cm"/>
          <style:tab-stop style:position="5.106cm"/>
          <style:tab-stop style:position="7.646cm"/>
          <style:tab-stop style:position="10.186cm"/>
          <style:tab-stop style:position="12.726cm"/>
          <style:tab-stop style:position="15.266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aarnet_7e_LT_7e_Gliederung_20_1" style:display-name="aarnet~LT~Gliederung 1" style:family="paragraph">
      <style:paragraph-properties fo:margin-left="0.536cm" fo:margin-right="0cm" fo:margin-top="0.212cm" fo:margin-bottom="0cm" fo:line-height="106%" fo:text-align="start" style:justify-single-word="false" fo:text-indent="0cm" style:auto-text-indent="false" style:text-autospace="none">
        <style:tab-stops>
          <style:tab-stop style:position="2.002cm"/>
          <style:tab-stop style:position="4.542cm"/>
          <style:tab-stop style:position="7.082cm"/>
          <style:tab-stop style:position="9.622cm"/>
          <style:tab-stop style:position="12.162cm"/>
          <style:tab-stop style:position="14.702cm"/>
          <style:tab-stop style:position="17.242cm"/>
          <style:tab-stop style:position="19.782cm"/>
          <style:tab-stop style:position="22.322cm"/>
          <style:tab-stop style:position="24.862cm"/>
          <style:tab-stop style:position="27.402cm"/>
        </style:tab-stops>
      </style:paragraph-properties>
      <style:text-properties fo:color="#121a5e"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aarnet_7e_LT_7e_Gliederung_20_2" style:display-name="aarnet~LT~Gliederung 2" style:family="paragraph" style:parent-style-name="aarnet_7e_LT_7e_Gliederung_20_1">
      <style:paragraph-properties fo:margin-left="2.108cm" fo:margin-right="0cm" fo:text-indent="0cm" style:auto-text-indent="false">
        <style:tab-stops>
          <style:tab-stop style:position="-1.676cm"/>
          <style:tab-stop style:position="0.864cm"/>
          <style:tab-stop style:position="3.404cm"/>
          <style:tab-stop style:position="5.944cm"/>
          <style:tab-stop style:position="8.484cm"/>
          <style:tab-stop style:position="11.024cm"/>
          <style:tab-stop style:position="13.564cm"/>
          <style:tab-stop style:position="16.104cm"/>
          <style:tab-stop style:position="18.644cm"/>
          <style:tab-stop style:position="21.184cm"/>
          <style:tab-stop style:position="23.724cm"/>
        </style:tab-stops>
      </style:paragraph-properties>
    </style:style>
    <style:style style:name="aarnet_7e_LT_7e_Gliederung_20_3" style:display-name="aarnet~LT~Gliederung 3" style:family="paragraph" style:parent-style-name="aarnet_7e_LT_7e_Gliederung_20_2">
      <style:paragraph-properties fo:margin-left="3.431cm" fo:margin-right="0cm" fo:text-indent="0cm" style:auto-text-indent="false">
        <style:tab-stops>
          <style:tab-stop style:position="-1.782cm"/>
          <style:tab-stop style:position="0.758cm"/>
          <style:tab-stop style:position="3.298cm"/>
          <style:tab-stop style:position="5.838cm"/>
          <style:tab-stop style:position="8.378cm"/>
          <style:tab-stop style:position="10.918cm"/>
          <style:tab-stop style:position="13.458cm"/>
          <style:tab-stop style:position="15.998cm"/>
          <style:tab-stop style:position="18.538cm"/>
          <style:tab-stop style:position="21.078cm"/>
        </style:tab-stops>
      </style:paragraph-properties>
    </style:style>
    <style:style style:name="aarnet_7e_LT_7e_Gliederung_20_4" style:display-name="aarnet~LT~Gliederung 4" style:family="paragraph" style:parent-style-name="aarnet_7e_LT_7e_Gliederung_20_3">
      <style:paragraph-properties fo:margin-left="4.754cm" fo:margin-right="0cm" fo:text-indent="0cm" style:auto-text-indent="false">
        <style:tab-stops>
          <style:tab-stop style:position="-4.427cm"/>
          <style:tab-stop style:position="-1.887cm"/>
          <style:tab-stop style:position="0.653cm"/>
          <style:tab-stop style:position="3.193cm"/>
          <style:tab-stop style:position="5.733cm"/>
          <style:tab-stop style:position="8.273cm"/>
          <style:tab-stop style:position="10.813cm"/>
          <style:tab-stop style:position="13.353cm"/>
          <style:tab-stop style:position="15.893cm"/>
          <style:tab-stop style:position="18.433cm"/>
        </style:tab-stops>
      </style:paragraph-properties>
    </style:style>
    <style:style style:name="aarnet_7e_LT_7e_Gliederung_20_5" style:display-name="aarnet~LT~Gliederung 5" style:family="paragraph" style:parent-style-name="aarnet_7e_LT_7e_Gliederung_20_4">
      <style:paragraph-properties fo:margin-left="6.336cm" fo:margin-right="0cm" fo:text-indent="0cm" style:auto-text-indent="false">
        <style:tab-stops>
          <style:tab-stop style:position="-5.054cm"/>
          <style:tab-stop style:position="-2.514cm"/>
          <style:tab-stop style:position="0.026cm"/>
          <style:tab-stop style:position="2.566cm"/>
          <style:tab-stop style:position="5.106cm"/>
          <style:tab-stop style:position="7.646cm"/>
          <style:tab-stop style:position="10.186cm"/>
          <style:tab-stop style:position="12.726cm"/>
          <style:tab-stop style:position="15.266cm"/>
        </style:tab-stops>
      </style:paragraph-properties>
    </style:style>
    <style:style style:name="aarnet_7e_LT_7e_Gliederung_20_6" style:display-name="aarnet~LT~Gliederung 6" style:family="paragraph" style:parent-style-name="aarnet_7e_LT_7e_Gliederung_20_5"/>
    <style:style style:name="aarnet_7e_LT_7e_Gliederung_20_7" style:display-name="aarnet~LT~Gliederung 7" style:family="paragraph" style:parent-style-name="aarnet_7e_LT_7e_Gliederung_20_6"/>
    <style:style style:name="aarnet_7e_LT_7e_Gliederung_20_8" style:display-name="aarnet~LT~Gliederung 8" style:family="paragraph" style:parent-style-name="aarnet_7e_LT_7e_Gliederung_20_7"/>
    <style:style style:name="aarnet_7e_LT_7e_Gliederung_20_9" style:display-name="aarnet~LT~Gliederung 9" style:family="paragraph" style:parent-style-name="aarnet_7e_LT_7e_Gliederung_20_8"/>
    <style:style style:name="aarnet_7e_LT_7e_Titel" style:display-name="aarnet~LT~Titel"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style>
    <style:style style:name="aarnet_7e_LT_7e_Untertitel" style:display-name="aarnet~LT~Untertitel" style:family="paragraph">
      <style:paragraph-properties fo:margin-left="0cm" fo:margin-right="0cm" fo:margin-top="0.176cm" fo:margin-bottom="0cm"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21a5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aarnet_7e_LT_7e_Notizen" style:display-name="aarnet~LT~Notizen" style:family="paragraph">
      <style:paragraph-properties fo:margin-left="0cm" fo:margin-right="0cm" fo:margin-top="0.159cm" fo:margin-bottom="0cm" fo:line-height="8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aarnet_7e_LT_7e_Hintergrundobjekte" style:display-name="aarnet~LT~Hintergrundobjekte" style:family="paragraph">
      <style:paragraph-properties style:text-autospace="none"/>
    </style:style>
    <style:style style:name="aarnet_7e_LT_7e_Hintergrund" style:display-name="aarnet~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style>
    <style:style style:name="WW-Title12"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style>
    <style:style style:name="WW-Title123"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style>
    <style:style style:name="Code" style:family="paragraph" style:parent-style-name="Text_20_body" style:master-page-name="">
      <style:paragraph-properties fo:margin-left="1cm" fo:margin-right="0cm" fo:margin-top="0cm" fo:margin-bottom="0cm" fo:text-indent="0cm" style:auto-text-indent="false"/>
      <style:text-properties style:font-name="DejaVu Sans Mono" fo:font-size="9pt" fo:letter-spacing="-0.018cm" fo:language="none" fo:country="none"/>
    </style:style>
    <style:style style:name="CodeLast" style:family="paragraph" style:parent-style-name="Code" style:next-style-name="Text_20_body">
      <style:paragraph-properties fo:margin-top="0cm" fo:margin-bottom="0.3cm"/>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URW Bookman L1" fo:font-size="8pt" fo:letter-spacing="-0.018cm" fo:language="none" fo:country="none" fo:font-style="italic" style:text-underline-style="none" style:letter-kerning="true"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Point" style:family="text">
      <style:text-properties fo:color="#08104e" fo:font-style="italic"/>
    </style:style>
    <style:style style:name="Bullet_20_heading" style:display-name="Bullet heading" style:family="text">
      <style:text-properties fo:color="#0960a8" style:font-name="URW Bookman L2" fo:font-size="10.5pt" fo:font-style="italic" fo:background-color="transparent"/>
    </style:style>
    <style:style style:name="Code" style:family="text">
      <style:text-properties style:font-name="DejaVu Sans Mono" fo:letter-spacing="-0.035cm" style:letter-kerning="true"/>
    </style:style>
    <style:style style:name="Filename" style:family="text">
      <style:text-properties style:font-name="Bitstream Vera Sans" fo:font-style="obliq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_20_code_20_sample" style:display-name="Frame code sample" style:family="graphic" style:parent-style-name="Frame">
      <style:graphic-properties svg:width="15.129cm" style:rel-width="89%" fo:min-height="0.34cm" text:anchor-type="paragraph" svg:x="0cm" fo:margin-left="0cm" fo:margin-right="0cm" style:wrap="none" style:horizontal-pos="center" style:horizontal-rel="paragraph-content" fo:background-color="transparent" style:background-transparency="100%" fo:padding="0.15cm" fo:border-left="none" fo:border-right="none" fo:border-top="0.002cm solid #000000" fo:border-bottom="0.002cm solid #000000" style:shadow="none">
        <style:background-image/>
        <style:columns fo:column-count="0" fo:column-gap="0cm"/>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text-properties style:use-window-font-color="true" style:font-name="Bitstream Vera Sans1" fo:font-size="10.5pt" fo:font-style="normal" fo:font-weight="normal"/>
    </style:style>
    <style:style style:name="T1" style:family="text">
      <style:text-properties style:font-name-asian="URW Bookman L" style:font-name-complex="URW Bookman L"/>
    </style:style>
    <style:page-layout style:name="pm1">
      <style:page-layout-properties fo:page-width="21.001cm" fo:page-height="29.7cm" style:num-format="1" style:print-orientation="portrait" fo:margin-top="3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span text:style-name="T1">—</text:span> <text:page-number text:select-page="current">10</text:page-number> <text:span text:style-name="T1">—</text:span></text:p>
      </style:footer>
    </style:master-page>
    <style:master-page style:name="Endnote"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Anycast DNS</dc:title>
    <dc:description>Australia's Academic &amp; Research Network.
http://www.aarnet.edu.au/
The University of Adelaide
http://www.adelaide.edu.au/
Copyright © AARNet Pty Ltd and The University of Adelaide, 2006.
AARNet Pty Ltd is Australian Company Number 084 540 518.
The University of Adelaide is CRICOS provider 00123M.</dc:description>
    <meta:initial-creator>Glen Turner</meta:initial-creator>
    <meta:creation-date>2004-06-03T15:47:37</meta:creation-date>
    <dc:creator>Glen Turner</dc:creator>
    <dc:date>2006-07-18T17:36:28</dc:date>
    <meta:printed-by>Glen Turner</meta:printed-by>
    <meta:print-date>2006-07-18T17:36:13</meta:print-date>
    <meta:keyword>anycast quagga dns named</meta:keyword>
    <dc:language>en-AU</dc:language>
    <meta:editing-cycles>431</meta:editing-cycles>
    <meta:editing-duration>P2DT6H40M7S</meta:editing-duration>
    <meta:template xlink:type="simple" xlink:actuate="onRequest" xlink:role="template" xlink:href="../projects/acif/projects/csiro-encryption/projects/arenac/OpenOffice.org1.1.1/user/template/letter.stw" xlink:title="AARNet letter" meta:date="2004-06-03T15:47:36"/>
    <meta:user-defined meta:name="Info 1"/>
    <meta:user-defined meta:name="Info 2"/>
    <meta:user-defined meta:name="Info 3"/>
    <meta:user-defined meta:name="Info 4"/>
    <meta:document-statistic meta:table-count="0" meta:image-count="0" meta:object-count="0" meta:page-count="10" meta:paragraph-count="310" meta:word-count="2641" meta:character-count="16492"/>
  </office:meta>
</office:document-meta>
</file>